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37.9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62.84mm" svg:height="143.7mm" svg:x="230.47mm" svg:y="7.19mm">
            <loext:p draw:notify-on-update-of-ranges="Sheet1.B2:Sheet1.B10 Sheet1.H1:Sheet1.H1 Sheet1.H2:Sheet1.H10 Sheet1.D1:Sheet1.D1 Sheet1.D2:Sheet1.D10 Sheet1.F1:Sheet1.F1 Sheet1.F2:Sheet1.F10 Sheet1.G1:Sheet1.G1 Sheet1.G2:Sheet1.G10 Sheet1.E1:Sheet1.E1 Sheet1.E2:Sheet1.E10 Sheet1.C1:Sheet1.C1 Sheet1.C2:Sheet1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3.11mm" svg:height="144.5mm" svg:x="0mm" svg:y="0mm">
            <loext:p draw:notify-on-update-of-ranges="Sheet1.B14:Sheet1.B14 Sheet1.B15:Sheet1.B23 Sheet1.H14:Sheet1.H14 Sheet1.H15:Sheet1.H23 Sheet1.D14:Sheet1.D14 Sheet1.D15:Sheet1.D23 Sheet1.F14:Sheet1.F14 Sheet1.F15:Sheet1.F23 Sheet1.G14:Sheet1.G14 Sheet1.G15:Sheet1.G23 Sheet1.E14:Sheet1.E14 Sheet1.E15:Sheet1.E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qtd_iteracoes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Pthreads</text:p>
          </table:table-cell>
          <table:table-cell office:value-type="string" calcext:value-type="string">
            <text:p>OpenMP Tasks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CUDA Shared Memory</text:p>
          </table:table-cell>
        </table:table-row>
        <table:table-row table:style-name="ro1">
          <table:table-cell office:value-type="string" calcext:value-type="string">
            <text:p>arq_1000.in</text:p>
          </table:table-cell>
          <table:table-cell office:value-type="float" office:value="1000" calcext:value-type="float">
            <text:p>1000</text:p>
          </table:table-cell>
          <table:table-cell office:value-type="float" office:value="14.8581809998" calcext:value-type="float">
            <text:p>14,8581809998</text:p>
          </table:table-cell>
          <table:table-cell office:value-type="float" office:value="7.0192959309" calcext:value-type="float">
            <text:p>7,0192959309</text:p>
          </table:table-cell>
          <table:table-cell office:value-type="float" office:value="7.4277329445" calcext:value-type="float">
            <text:p>7,4277329445</text:p>
          </table:table-cell>
          <table:table-cell office:value-type="float" office:value="7.3437349796" calcext:value-type="float">
            <text:p>7,3437349796</text:p>
          </table:table-cell>
          <table:table-cell office:value-type="float" office:value="7.3487751484" calcext:value-type="float">
            <text:p>7,3487751484</text:p>
          </table:table-cell>
          <table:table-cell office:value-type="float" office:value="2.82161712646" calcext:value-type="float">
            <text:p>2,8216171265</text:p>
          </table:table-cell>
        </table:table-row>
        <table:table-row table:style-name="ro1">
          <table:table-cell office:value-type="string" calcext:value-type="string">
            <text:p>arq_1001.in</text:p>
          </table:table-cell>
          <table:table-cell office:value-type="float" office:value="2000" calcext:value-type="float">
            <text:p>2000</text:p>
          </table:table-cell>
          <table:table-cell office:value-type="float" office:value="27.4643528461" calcext:value-type="float">
            <text:p>27,4643528461</text:p>
          </table:table-cell>
          <table:table-cell office:value-type="float" office:value="13.6383578777" calcext:value-type="float">
            <text:p>13,6383578777</text:p>
          </table:table-cell>
          <table:table-cell office:value-type="float" office:value="14.5827548504" calcext:value-type="float">
            <text:p>14,5827548504</text:p>
          </table:table-cell>
          <table:table-cell office:value-type="float" office:value="14.4248440266" calcext:value-type="float">
            <text:p>14,4248440266</text:p>
          </table:table-cell>
          <table:table-cell office:value-type="float" office:value="14.4535970688" calcext:value-type="float">
            <text:p>14,4535970688</text:p>
          </table:table-cell>
          <table:table-cell office:value-type="float" office:value="5.46213293076" calcext:value-type="float">
            <text:p>5,4621329308</text:p>
          </table:table-cell>
        </table:table-row>
        <table:table-row table:style-name="ro1">
          <table:table-cell office:value-type="string" calcext:value-type="string">
            <text:p>arq_1002.in</text:p>
          </table:table-cell>
          <table:table-cell office:value-type="float" office:value="3000" calcext:value-type="float">
            <text:p>3000</text:p>
          </table:table-cell>
          <table:table-cell office:value-type="float" office:value="42.2826478481" calcext:value-type="float">
            <text:p>42,2826478481</text:p>
          </table:table-cell>
          <table:table-cell office:value-type="float" office:value="20.5587627888" calcext:value-type="float">
            <text:p>20,5587627888</text:p>
          </table:table-cell>
          <table:table-cell office:value-type="float" office:value="21.766228199" calcext:value-type="float">
            <text:p>21,766228199</text:p>
          </table:table-cell>
          <table:table-cell office:value-type="float" office:value="21.4893319607" calcext:value-type="float">
            <text:p>21,4893319607</text:p>
          </table:table-cell>
          <table:table-cell office:value-type="float" office:value="21.5780379772" calcext:value-type="float">
            <text:p>21,5780379772</text:p>
          </table:table-cell>
          <table:table-cell office:value-type="float" office:value="8.13177990913" calcext:value-type="float">
            <text:p>8,1317799091</text:p>
          </table:table-cell>
        </table:table-row>
        <table:table-row table:style-name="ro1">
          <table:table-cell office:value-type="string" calcext:value-type="string">
            <text:p>arq_1003.in</text:p>
          </table:table-cell>
          <table:table-cell office:value-type="float" office:value="4000" calcext:value-type="float">
            <text:p>4000</text:p>
          </table:table-cell>
          <table:table-cell office:value-type="float" office:value="53.9347748756" calcext:value-type="float">
            <text:p>53,9347748756</text:p>
          </table:table-cell>
          <table:table-cell office:value-type="float" office:value="27.3299281597" calcext:value-type="float">
            <text:p>27,3299281597</text:p>
          </table:table-cell>
          <table:table-cell office:value-type="float" office:value="28.8690950871" calcext:value-type="float">
            <text:p>28,8690950871</text:p>
          </table:table-cell>
          <table:table-cell office:value-type="float" office:value="28.5935838223" calcext:value-type="float">
            <text:p>28,5935838223</text:p>
          </table:table-cell>
          <table:table-cell office:value-type="float" office:value="28.5693430901" calcext:value-type="float">
            <text:p>28,5693430901</text:p>
          </table:table-cell>
          <table:table-cell office:value-type="float" office:value="10.798115015" calcext:value-type="float">
            <text:p>10,798115015</text:p>
          </table:table-cell>
        </table:table-row>
        <table:table-row table:style-name="ro1">
          <table:table-cell office:value-type="string" calcext:value-type="string">
            <text:p>arq_1004.in</text:p>
          </table:table-cell>
          <table:table-cell office:value-type="float" office:value="5000" calcext:value-type="float">
            <text:p>5000</text:p>
          </table:table-cell>
          <table:table-cell office:value-type="float" office:value="67.2027468681" calcext:value-type="float">
            <text:p>67,2027468681</text:p>
          </table:table-cell>
          <table:table-cell office:value-type="float" office:value="34.0958409309" calcext:value-type="float">
            <text:p>34,0958409309</text:p>
          </table:table-cell>
          <table:table-cell office:value-type="float" office:value="36.0552611351" calcext:value-type="float">
            <text:p>36,0552611351</text:p>
          </table:table-cell>
          <table:table-cell office:value-type="float" office:value="35.6539709568" calcext:value-type="float">
            <text:p>35,6539709568</text:p>
          </table:table-cell>
          <table:table-cell office:value-type="float" office:value="35.6211249828" calcext:value-type="float">
            <text:p>35,6211249828</text:p>
          </table:table-cell>
          <table:table-cell office:value-type="float" office:value="13.4579701424" calcext:value-type="float">
            <text:p>13,4579701424</text:p>
          </table:table-cell>
        </table:table-row>
        <table:table-row table:style-name="ro1">
          <table:table-cell office:value-type="string" calcext:value-type="string">
            <text:p>arq_1005.in</text:p>
          </table:table-cell>
          <table:table-cell office:value-type="float" office:value="6000" calcext:value-type="float">
            <text:p>6000</text:p>
          </table:table-cell>
          <table:table-cell office:value-type="float" office:value="81.0763478279" calcext:value-type="float">
            <text:p>81,0763478279</text:p>
          </table:table-cell>
          <table:table-cell office:value-type="float" office:value="40.8685920238" calcext:value-type="float">
            <text:p>40,8685920238</text:p>
          </table:table-cell>
          <table:table-cell office:value-type="float" office:value="43.2459590435" calcext:value-type="float">
            <text:p>43,2459590435</text:p>
          </table:table-cell>
          <table:table-cell office:value-type="float" office:value="42.7905571461" calcext:value-type="float">
            <text:p>42,7905571461</text:p>
          </table:table-cell>
          <table:table-cell office:value-type="float" office:value="42.7014188766" calcext:value-type="float">
            <text:p>42,7014188766</text:p>
          </table:table-cell>
          <table:table-cell office:value-type="float" office:value="16.1336050034" calcext:value-type="float">
            <text:p>16,1336050034</text:p>
          </table:table-cell>
        </table:table-row>
        <table:table-row table:style-name="ro1">
          <table:table-cell office:value-type="string" calcext:value-type="string">
            <text:p>arq_1006.in</text:p>
          </table:table-cell>
          <table:table-cell office:value-type="float" office:value="7000" calcext:value-type="float">
            <text:p>7000</text:p>
          </table:table-cell>
          <table:table-cell office:value-type="float" office:value="93.7752871513" calcext:value-type="float">
            <text:p>93,7752871513</text:p>
          </table:table-cell>
          <table:table-cell office:value-type="float" office:value="47.6346800327" calcext:value-type="float">
            <text:p>47,6346800327</text:p>
          </table:table-cell>
          <table:table-cell office:value-type="float" office:value="50.311111927" calcext:value-type="float">
            <text:p>50,311111927</text:p>
          </table:table-cell>
          <table:table-cell office:value-type="float" office:value="49.7899849415" calcext:value-type="float">
            <text:p>49,7899849415</text:p>
          </table:table-cell>
          <table:table-cell office:value-type="float" office:value="49.6061089039" calcext:value-type="float">
            <text:p>49,6061089039</text:p>
          </table:table-cell>
          <table:table-cell office:value-type="float" office:value="18.8021600246" calcext:value-type="float">
            <text:p>18,8021600246</text:p>
          </table:table-cell>
        </table:table-row>
        <table:table-row table:style-name="ro1">
          <table:table-cell office:value-type="string" calcext:value-type="string">
            <text:p>arq_1007.in</text:p>
          </table:table-cell>
          <table:table-cell office:value-type="float" office:value="8000" calcext:value-type="float">
            <text:p>8000</text:p>
          </table:table-cell>
          <table:table-cell office:value-type="float" office:value="107.188434124" calcext:value-type="float">
            <text:p>107,188434124</text:p>
          </table:table-cell>
          <table:table-cell office:value-type="float" office:value="54.404168129" calcext:value-type="float">
            <text:p>54,404168129</text:p>
          </table:table-cell>
          <table:table-cell office:value-type="float" office:value="57.5579349995" calcext:value-type="float">
            <text:p>57,5579349995</text:p>
          </table:table-cell>
          <table:table-cell office:value-type="float" office:value="56.8385679722" calcext:value-type="float">
            <text:p>56,8385679722</text:p>
          </table:table-cell>
          <table:table-cell office:value-type="float" office:value="56.6745710373" calcext:value-type="float">
            <text:p>56,6745710373</text:p>
          </table:table-cell>
          <table:table-cell office:value-type="float" office:value="21.4610300064" calcext:value-type="float">
            <text:p>21,4610300064</text:p>
          </table:table-cell>
        </table:table-row>
        <table:table-row table:style-name="ro1">
          <table:table-cell office:value-type="string" calcext:value-type="string">
            <text:p>arq_1008.in</text:p>
          </table:table-cell>
          <table:table-cell office:value-type="float" office:value="9000" calcext:value-type="float">
            <text:p>9000</text:p>
          </table:table-cell>
          <table:table-cell office:value-type="float" office:value="122.468348026" calcext:value-type="float">
            <text:p>122,468348026</text:p>
          </table:table-cell>
          <table:table-cell office:value-type="float" office:value="60.9551019669" calcext:value-type="float">
            <text:p>60,9551019669</text:p>
          </table:table-cell>
          <table:table-cell office:value-type="float" office:value="64.607863903" calcext:value-type="float">
            <text:p>64,607863903</text:p>
          </table:table-cell>
          <table:table-cell office:value-type="float" office:value="64.2918639183" calcext:value-type="float">
            <text:p>64,2918639183</text:p>
          </table:table-cell>
          <table:table-cell office:value-type="float" office:value="63.7932808399" calcext:value-type="float">
            <text:p>63,7932808399</text:p>
          </table:table-cell>
          <table:table-cell office:value-type="float" office:value="24.1179890633" calcext:value-type="float">
            <text:p>24,1179890633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qtd_iteracoes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Pthreads</text:p>
          </table:table-cell>
          <table:table-cell office:value-type="string" calcext:value-type="string">
            <text:p>OpenMP Tasks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CUDA Shared Memory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$C2]/[.D2]" office:value-type="float" office:value="2.11676230010364" calcext:value-type="float">
            <text:p>2,1167623001</text:p>
          </table:table-cell>
          <table:table-cell table:formula="of:=[.$C2]/[.E2]" office:value-type="float" office:value="2.00036553694381" calcext:value-type="float">
            <text:p>2,0003655369</text:p>
          </table:table-cell>
          <table:table-cell table:formula="of:=[.$C2]/[.F2]" office:value-type="float" office:value="2.02324580626537" calcext:value-type="float">
            <text:p>2,0232458063</text:p>
          </table:table-cell>
          <table:table-cell table:formula="of:=[.$C2]/[.G2]" office:value-type="float" office:value="2.02185816000031" calcext:value-type="float">
            <text:p>2,02185816</text:p>
          </table:table-cell>
          <table:table-cell table:formula="of:=[.$C2]/[.H2]" office:value-type="float" office:value="5.26583882003901" calcext:value-type="float">
            <text:p>5,2658388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$C3]/[.D3]" office:value-type="float" office:value="2.01375804128199" calcext:value-type="float">
            <text:p>2,0137580413</text:p>
          </table:table-cell>
          <table:table-cell table:formula="of:=[.$C3]/[.E3]" office:value-type="float" office:value="1.88334461683326" calcext:value-type="float">
            <text:p>1,8833446168</text:p>
          </table:table-cell>
          <table:table-cell table:formula="of:=[.$C3]/[.F3]" office:value-type="float" office:value="1.90396185882181" calcext:value-type="float">
            <text:p>1,9039618588</text:p>
          </table:table-cell>
          <table:table-cell table:formula="of:=[.$C3]/[.G3]" office:value-type="float" office:value="1.9001742414271" calcext:value-type="float">
            <text:p>1,9001742414</text:p>
          </table:table-cell>
          <table:table-cell table:formula="of:=[.$C3]/[.H3]" office:value-type="float" office:value="5.02813702893141" calcext:value-type="float">
            <text:p>5,028137028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$C4]/[.D4]" office:value-type="float" office:value="2.05667278145428" calcext:value-type="float">
            <text:p>2,0566727815</text:p>
          </table:table-cell>
          <table:table-cell table:formula="of:=[.$C4]/[.E4]" office:value-type="float" office:value="1.94258038009739" calcext:value-type="float">
            <text:p>1,9425803801</text:p>
          </table:table-cell>
          <table:table-cell table:formula="of:=[.$C4]/[.F4]" office:value-type="float" office:value="1.96761108839619" calcext:value-type="float">
            <text:p>1,9676110884</text:p>
          </table:table-cell>
          <table:table-cell table:formula="of:=[.$C4]/[.G4]" office:value-type="float" office:value="1.95952235753673" calcext:value-type="float">
            <text:p>1,9595223575</text:p>
          </table:table-cell>
          <table:table-cell table:formula="of:=[.$C4]/[.H4]" office:value-type="float" office:value="5.19967932243554" calcext:value-type="float">
            <text:p>5,1996793224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[.$C5]/[.D5]" office:value-type="float" office:value="1.97346932492603" calcext:value-type="float">
            <text:p>1,9734693249</text:p>
          </table:table-cell>
          <table:table-cell table:formula="of:=[.$C5]/[.E5]" office:value-type="float" office:value="1.86825304751933" calcext:value-type="float">
            <text:p>1,8682530475</text:p>
          </table:table-cell>
          <table:table-cell table:formula="of:=[.$C5]/[.F5]" office:value-type="float" office:value="1.8862544552228" calcext:value-type="float">
            <text:p>1,8862544552</text:p>
          </table:table-cell>
          <table:table-cell table:formula="of:=[.$C5]/[.G5]" office:value-type="float" office:value="1.88785491866244" calcext:value-type="float">
            <text:p>1,8878549187</text:p>
          </table:table-cell>
          <table:table-cell table:formula="of:=[.$C5]/[.H5]" office:value-type="float" office:value="4.99483241294221" calcext:value-type="float">
            <text:p>4,994832412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$C6]/[.D6]" office:value-type="float" office:value="1.97099543619692" calcext:value-type="float">
            <text:p>1,9709954362</text:p>
          </table:table-cell>
          <table:table-cell table:formula="of:=[.$C6]/[.E6]" office:value-type="float" office:value="1.86388185114759" calcext:value-type="float">
            <text:p>1,8638818511</text:p>
          </table:table-cell>
          <table:table-cell table:formula="of:=[.$C6]/[.F6]" office:value-type="float" office:value="1.88486008892322" calcext:value-type="float">
            <text:p>1,8848600889</text:p>
          </table:table-cell>
          <table:table-cell table:formula="of:=[.$C6]/[.G6]" office:value-type="float" office:value="1.88659810437064" calcext:value-type="float">
            <text:p>1,8865981044</text:p>
          </table:table-cell>
          <table:table-cell table:formula="of:=[.$C6]/[.H6]" office:value-type="float" office:value="4.99352771309653" calcext:value-type="float">
            <text:p>4,9935277131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formula="of:=[.$C7]/[.D7]" office:value-type="float" office:value="1.98383021809718" calcext:value-type="float">
            <text:p>1,9838302181</text:p>
          </table:table-cell>
          <table:table-cell table:formula="of:=[.$C7]/[.E7]" office:value-type="float" office:value="1.87477280238709" calcext:value-type="float">
            <text:p>1,8747728024</text:p>
          </table:table-cell>
          <table:table-cell table:formula="of:=[.$C7]/[.F7]" office:value-type="float" office:value="1.89472522059203" calcext:value-type="float">
            <text:p>1,8947252206</text:p>
          </table:table-cell>
          <table:table-cell table:formula="of:=[.$C7]/[.G7]" office:value-type="float" office:value="1.89868041767411" calcext:value-type="float">
            <text:p>1,8986804177</text:p>
          </table:table-cell>
          <table:table-cell table:formula="of:=[.$C7]/[.H7]" office:value-type="float" office:value="5.02530883896153" calcext:value-type="float">
            <text:p>5,025308839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formula="of:=[.$C8]/[.D8]" office:value-type="float" office:value="1.96863476540465" calcext:value-type="float">
            <text:p>1,9686347654</text:p>
          </table:table-cell>
          <table:table-cell table:formula="of:=[.$C8]/[.E8]" office:value-type="float" office:value="1.86390806244484" calcext:value-type="float">
            <text:p>1,8639080624</text:p>
          </table:table-cell>
          <table:table-cell table:formula="of:=[.$C8]/[.F8]" office:value-type="float" office:value="1.88341666022755" calcext:value-type="float">
            <text:p>1,8834166602</text:p>
          </table:table-cell>
          <table:table-cell table:formula="of:=[.$C8]/[.G8]" office:value-type="float" office:value="1.89039796152863" calcext:value-type="float">
            <text:p>1,8903979615</text:p>
          </table:table-cell>
          <table:table-cell table:formula="of:=[.$C8]/[.H8]" office:value-type="float" office:value="4.98747415342749" calcext:value-type="float">
            <text:p>4,9874741534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formula="of:=[.$C9]/[.D9]" office:value-type="float" office:value="1.97022466862908" calcext:value-type="float">
            <text:p>1,9702246686</text:p>
          </table:table-cell>
          <table:table-cell table:formula="of:=[.$C9]/[.E9]" office:value-type="float" office:value="1.86227032163213" calcext:value-type="float">
            <text:p>1,8622703216</text:p>
          </table:table-cell>
          <table:table-cell table:formula="of:=[.$C9]/[.F9]" office:value-type="float" office:value="1.8858398082166" calcext:value-type="float">
            <text:p>1,8858398082</text:p>
          </table:table-cell>
          <table:table-cell table:formula="of:=[.$C9]/[.G9]" office:value-type="float" office:value="1.89129678729204" calcext:value-type="float">
            <text:p>1,8912967873</text:p>
          </table:table-cell>
          <table:table-cell table:formula="of:=[.$C9]/[.H9]" office:value-type="float" office:value="4.99456149551232" calcext:value-type="float">
            <text:p>4,9945614955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table:formula="of:=[.$C10]/[.D10]" office:value-type="float" office:value="2.00915664274507" calcext:value-type="float">
            <text:p>2,0091566427</text:p>
          </table:table-cell>
          <table:table-cell table:formula="of:=[.$C10]/[.E10]" office:value-type="float" office:value="1.89556410980976" calcext:value-type="float">
            <text:p>1,8955641098</text:p>
          </table:table-cell>
          <table:table-cell table:formula="of:=[.$C10]/[.F10]" office:value-type="float" office:value="1.9048809687899" calcext:value-type="float">
            <text:p>1,9048809688</text:p>
          </table:table-cell>
          <table:table-cell table:formula="of:=[.$C10]/[.G10]" office:value-type="float" office:value="1.9197687658259" calcext:value-type="float">
            <text:p>1,9197687658</text:p>
          </table:table-cell>
          <table:table-cell table:formula="of:=[.$C10]/[.H10]" office:value-type="float" office:value="5.07788388594795" calcext:value-type="float">
            <text:p>5,0778838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5:11:14.950853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6T15:44:07.783851505</dc:date>
    <meta:generator>LibreOffice/5.0.5.2$Linux_X86_64 LibreOffice_project/00m0$Build-2</meta:generator>
    <meta:editing-duration>PT18M31S</meta:editing-duration>
    <meta:editing-cycles>3</meta:editing-cycles>
    <meta:document-statistic meta:table-count="1" meta:cell-count="1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85cm" svg:height="14.371cm" xlink:href=".." xlink:type="simple" chart:class="chart:bar" chart:style-name="ch1">
        <chart:title svg:x="10.36cm" svg:y="0.423cm" chart:style-name="ch2">
          <text:p>Desempenho Por Iterações</text:p>
        </chart:title>
        <chart:legend chart:legend-position="end" svg:x="22.064cm" svg:y="5.641cm" style:legend-expansion="high" chart:style-name="ch3"/>
        <chart:plot-area chart:style-name="ch4" table:cell-range-address="Sheet1.B1:Sheet1.H10" chart:data-source-has-labels="both" svg:x="1.536cm" svg:y="1.515cm" svg:width="20.003cm" svg:height="11.588cm">
          <chartooo:coordinate-region svg:x="2.343cm" svg:y="1.715cm" svg:width="19.196cm" svg:height="10.741cm"/>
          <chart:axis chart:dimension="x" chart:name="primary-x" chart:style-name="ch5" chartooo:axis-type="auto">
            <chartooo:date-scale/>
            <chart:title svg:x="9.707cm" svg:y="13.39cm" chart:style-name="ch6">
              <text:p>Quantidade de iterações</text:p>
            </chart:title>
            <chart:categories table:cell-range-address="Sheet1.B2:Sheet1.B10"/>
          </chart:axis>
          <chart:axis chart:dimension="y" chart:name="primary-y" chart:style-name="ch7">
            <chart:title svg:x="0.451cm" svg:y="9.033cm" chart:style-name="ch8">
              <text:p>Tempo de execução (s)</text:p>
            </chart:title>
            <chart:grid chart:style-name="ch9" chart:class="major"/>
          </chart:axis>
          <chart:series chart:style-name="ch10" chart:values-cell-range-address="Sheet1.H2:Sheet1.H10" chart:label-cell-address="Sheet1.H1:Sheet1.H1" chart:class="chart:bar">
            <chart:data-point chart:repeated="9"/>
          </chart:series>
          <chart:series chart:style-name="ch11" chart:values-cell-range-address="Sheet1.D2:Sheet1.D10" chart:label-cell-address="Sheet1.D1:Sheet1.D1" chart:class="chart:bar">
            <chart:data-point chart:repeated="9"/>
          </chart:series>
          <chart:series chart:style-name="ch12" chart:values-cell-range-address="Sheet1.F2:Sheet1.F10" chart:label-cell-address="Sheet1.F1:Sheet1.F1" chart:class="chart:bar">
            <chart:data-point chart:repeated="9"/>
          </chart:series>
          <chart:series chart:style-name="ch13" chart:values-cell-range-address="Sheet1.G2:Sheet1.G10" chart:label-cell-address="Sheet1.G1:Sheet1.G1" chart:class="chart:bar">
            <chart:data-point chart:repeated="9"/>
          </chart:series>
          <chart:series chart:style-name="ch14" chart:values-cell-range-address="Sheet1.E2:Sheet1.E10" chart:label-cell-address="Sheet1.E1:Sheet1.E1" chart:class="chart:bar">
            <chart:data-point chart:repeated="9"/>
          </chart:series>
          <chart:series chart:style-name="ch15" chart:values-cell-range-address="Sheet1.C2:Sheet1.C10" chart:label-cell-address="Sheet1.C1:Sheet1.C1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hared Memory</text:p>
                <draw:g>
                  <svg:desc>Sheet1.H1:Sheet1.H1</svg:desc>
                </draw:g>
              </table:table-cell>
              <table:table-cell office:value-type="string">
                <text:p>CUDA</text:p>
                <draw:g>
                  <svg:desc>Sheet1.D1:Sheet1.D1</svg:desc>
                </draw:g>
              </table:table-cell>
              <table:table-cell office:value-type="string">
                <text:p>OpenMP Tasks</text:p>
                <draw:g>
                  <svg:desc>Sheet1.F1:Sheet1.F1</svg:desc>
                </draw:g>
              </table:table-cell>
              <table:table-cell office:value-type="string">
                <text:p>OpenMP</text:p>
                <draw:g>
                  <svg:desc>Sheet1.G1:Sheet1.G1</svg:desc>
                </draw:g>
              </table:table-cell>
              <table:table-cell office:value-type="string">
                <text:p>Pthreads</text:p>
                <draw:g>
                  <svg:desc>Sheet1.E1:Sheet1.E1</svg:desc>
                </draw:g>
              </table:table-cell>
              <table:table-cell office:value-type="string">
                <text:p>Seri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0</svg:desc>
                </draw:g>
              </table:table-cell>
              <table:table-cell office:value-type="float" office:value="2.82161712646">
                <text:p>2.82161712646</text:p>
                <draw:g>
                  <svg:desc>Sheet1.H2:Sheet1.H10</svg:desc>
                </draw:g>
              </table:table-cell>
              <table:table-cell office:value-type="float" office:value="7.0192959309">
                <text:p>7.0192959309</text:p>
                <draw:g>
                  <svg:desc>Sheet1.D2:Sheet1.D10</svg:desc>
                </draw:g>
              </table:table-cell>
              <table:table-cell office:value-type="float" office:value="7.3437349796">
                <text:p>7.3437349796</text:p>
                <draw:g>
                  <svg:desc>Sheet1.F2:Sheet1.F10</svg:desc>
                </draw:g>
              </table:table-cell>
              <table:table-cell office:value-type="float" office:value="7.3487751484">
                <text:p>7.3487751484</text:p>
                <draw:g>
                  <svg:desc>Sheet1.G2:Sheet1.G10</svg:desc>
                </draw:g>
              </table:table-cell>
              <table:table-cell office:value-type="float" office:value="7.4277329445">
                <text:p>7.4277329445</text:p>
                <draw:g>
                  <svg:desc>Sheet1.E2:Sheet1.E10</svg:desc>
                </draw:g>
              </table:table-cell>
              <table:table-cell office:value-type="float" office:value="14.8581809998">
                <text:p>14.8581809998</text:p>
                <draw:g>
                  <svg:desc>Sheet1.C2:Sheet1.C10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46213293076">
                <text:p>5.46213293076</text:p>
              </table:table-cell>
              <table:table-cell office:value-type="float" office:value="13.6383578777">
                <text:p>13.6383578777</text:p>
              </table:table-cell>
              <table:table-cell office:value-type="float" office:value="14.4248440266">
                <text:p>14.4248440266</text:p>
              </table:table-cell>
              <table:table-cell office:value-type="float" office:value="14.4535970688">
                <text:p>14.4535970688</text:p>
              </table:table-cell>
              <table:table-cell office:value-type="float" office:value="14.5827548504">
                <text:p>14.5827548504</text:p>
              </table:table-cell>
              <table:table-cell office:value-type="float" office:value="27.4643528461">
                <text:p>27.464352846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.13177990913">
                <text:p>8.13177990913</text:p>
              </table:table-cell>
              <table:table-cell office:value-type="float" office:value="20.5587627888">
                <text:p>20.5587627888</text:p>
              </table:table-cell>
              <table:table-cell office:value-type="float" office:value="21.4893319607">
                <text:p>21.4893319607</text:p>
              </table:table-cell>
              <table:table-cell office:value-type="float" office:value="21.5780379772">
                <text:p>21.5780379772</text:p>
              </table:table-cell>
              <table:table-cell office:value-type="float" office:value="21.766228199">
                <text:p>21.766228199</text:p>
              </table:table-cell>
              <table:table-cell office:value-type="float" office:value="42.2826478481">
                <text:p>42.282647848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.798115015">
                <text:p>10.798115015</text:p>
              </table:table-cell>
              <table:table-cell office:value-type="float" office:value="27.3299281597">
                <text:p>27.3299281597</text:p>
              </table:table-cell>
              <table:table-cell office:value-type="float" office:value="28.5935838223">
                <text:p>28.5935838223</text:p>
              </table:table-cell>
              <table:table-cell office:value-type="float" office:value="28.5693430901">
                <text:p>28.5693430901</text:p>
              </table:table-cell>
              <table:table-cell office:value-type="float" office:value="28.8690950871">
                <text:p>28.8690950871</text:p>
              </table:table-cell>
              <table:table-cell office:value-type="float" office:value="53.9347748756">
                <text:p>53.934774875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.4579701424">
                <text:p>13.4579701424</text:p>
              </table:table-cell>
              <table:table-cell office:value-type="float" office:value="34.0958409309">
                <text:p>34.0958409309</text:p>
              </table:table-cell>
              <table:table-cell office:value-type="float" office:value="35.6539709568">
                <text:p>35.6539709568</text:p>
              </table:table-cell>
              <table:table-cell office:value-type="float" office:value="35.6211249828">
                <text:p>35.6211249828</text:p>
              </table:table-cell>
              <table:table-cell office:value-type="float" office:value="36.0552611351">
                <text:p>36.0552611351</text:p>
              </table:table-cell>
              <table:table-cell office:value-type="float" office:value="67.2027468681">
                <text:p>67.202746868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.1336050034">
                <text:p>16.1336050034</text:p>
              </table:table-cell>
              <table:table-cell office:value-type="float" office:value="40.8685920238">
                <text:p>40.8685920238</text:p>
              </table:table-cell>
              <table:table-cell office:value-type="float" office:value="42.7905571461">
                <text:p>42.7905571461</text:p>
              </table:table-cell>
              <table:table-cell office:value-type="float" office:value="42.7014188766">
                <text:p>42.7014188766</text:p>
              </table:table-cell>
              <table:table-cell office:value-type="float" office:value="43.2459590435">
                <text:p>43.2459590435</text:p>
              </table:table-cell>
              <table:table-cell office:value-type="float" office:value="81.0763478279">
                <text:p>81.076347827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8.8021600246">
                <text:p>18.8021600246</text:p>
              </table:table-cell>
              <table:table-cell office:value-type="float" office:value="47.6346800327">
                <text:p>47.6346800327</text:p>
              </table:table-cell>
              <table:table-cell office:value-type="float" office:value="49.7899849415">
                <text:p>49.7899849415</text:p>
              </table:table-cell>
              <table:table-cell office:value-type="float" office:value="49.6061089039">
                <text:p>49.6061089039</text:p>
              </table:table-cell>
              <table:table-cell office:value-type="float" office:value="50.311111927">
                <text:p>50.311111927</text:p>
              </table:table-cell>
              <table:table-cell office:value-type="float" office:value="93.7752871513">
                <text:p>93.775287151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1.4610300064">
                <text:p>21.4610300064</text:p>
              </table:table-cell>
              <table:table-cell office:value-type="float" office:value="54.404168129">
                <text:p>54.404168129</text:p>
              </table:table-cell>
              <table:table-cell office:value-type="float" office:value="56.8385679722">
                <text:p>56.8385679722</text:p>
              </table:table-cell>
              <table:table-cell office:value-type="float" office:value="56.6745710373">
                <text:p>56.6745710373</text:p>
              </table:table-cell>
              <table:table-cell office:value-type="float" office:value="57.5579349995">
                <text:p>57.5579349995</text:p>
              </table:table-cell>
              <table:table-cell office:value-type="float" office:value="107.188434124">
                <text:p>107.18843412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4.1179890633">
                <text:p>24.1179890633</text:p>
              </table:table-cell>
              <table:table-cell office:value-type="float" office:value="60.9551019669">
                <text:p>60.9551019669</text:p>
              </table:table-cell>
              <table:table-cell office:value-type="float" office:value="64.2918639183">
                <text:p>64.2918639183</text:p>
              </table:table-cell>
              <table:table-cell office:value-type="float" office:value="63.7932808399">
                <text:p>63.7932808399</text:p>
              </table:table-cell>
              <table:table-cell office:value-type="float" office:value="64.607863903">
                <text:p>64.607863903</text:p>
              </table:table-cell>
              <table:table-cell office:value-type="float" office:value="122.468348026">
                <text:p>122.468348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312cm" svg:height="14.451cm" xlink:href=".." xlink:type="simple" chart:class="chart:line" chart:column-mapping="4 0 2 3 1" chart:style-name="ch1">
        <chart:title svg:x="10.811cm" svg:y="0.425cm" chart:style-name="ch2">
          <text:p>Speedup Por Iterações</text:p>
        </chart:title>
        <chart:legend chart:legend-position="end" svg:x="22.091cm" svg:y="5.93cm" style:legend-expansion="high" chart:style-name="ch3"/>
        <chart:plot-area chart:style-name="ch4" table:cell-range-address="Sheet1.B14:Sheet1.B23 Sheet1.D14:Sheet1.H23" chart:data-source-has-labels="both" svg:x="1.537cm" svg:y="1.519cm" svg:width="20.028cm" svg:height="11.662cm">
          <chartooo:coordinate-region svg:x="1.973cm" svg:y="1.719cm" svg:width="19.22cm" svg:height="10.815cm"/>
          <chart:axis chart:dimension="x" chart:name="primary-x" chart:style-name="ch5" chartooo:axis-type="auto">
            <chartooo:date-scale/>
            <chart:title svg:x="9.721cm" svg:y="13.47cm" chart:style-name="ch6">
              <text:p>Quantidade de iterações</text:p>
            </chart:title>
            <chart:categories table:cell-range-address="Sheet1.B15:Sheet1.B23"/>
          </chart:axis>
          <chart:axis chart:dimension="y" chart:name="primary-y" chart:style-name="ch5">
            <chart:title svg:x="0.451cm" svg:y="8.069cm" chart:style-name="ch7">
              <text:p>Speedup</text:p>
            </chart:title>
            <chart:grid chart:style-name="ch8" chart:class="major"/>
          </chart:axis>
          <chart:series chart:style-name="ch9" chart:values-cell-range-address="Sheet1.H15:Sheet1.H23" chart:label-cell-address="Sheet1.H14:Sheet1.H14" chart:class="chart:line">
            <chart:data-point chart:repeated="9"/>
          </chart:series>
          <chart:series chart:style-name="ch10" chart:values-cell-range-address="Sheet1.D15:Sheet1.D23" chart:label-cell-address="Sheet1.D14:Sheet1.D14" chart:class="chart:line">
            <chart:data-point chart:repeated="9"/>
          </chart:series>
          <chart:series chart:style-name="ch11" chart:values-cell-range-address="Sheet1.F15:Sheet1.F23" chart:label-cell-address="Sheet1.F14:Sheet1.F14" chart:class="chart:line">
            <chart:data-point chart:repeated="9"/>
          </chart:series>
          <chart:series chart:style-name="ch12" chart:values-cell-range-address="Sheet1.G15:Sheet1.G23" chart:label-cell-address="Sheet1.G14:Sheet1.G14" chart:class="chart:line">
            <chart:data-point chart:repeated="9"/>
          </chart:series>
          <chart:series chart:style-name="ch13" chart:values-cell-range-address="Sheet1.E15:Sheet1.E23" chart:label-cell-address="Sheet1.E14:Sheet1.E14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hared Memory</text:p>
                <draw:g>
                  <svg:desc>Sheet1.H14:Sheet1.H14</svg:desc>
                </draw:g>
              </table:table-cell>
              <table:table-cell office:value-type="string">
                <text:p>CUDA</text:p>
                <draw:g>
                  <svg:desc>Sheet1.D14:Sheet1.D14</svg:desc>
                </draw:g>
              </table:table-cell>
              <table:table-cell office:value-type="string">
                <text:p>OpenMP Tasks</text:p>
                <draw:g>
                  <svg:desc>Sheet1.F14:Sheet1.F14</svg:desc>
                </draw:g>
              </table:table-cell>
              <table:table-cell office:value-type="string">
                <text:p>OpenMP</text:p>
                <draw:g>
                  <svg:desc>Sheet1.G14:Sheet1.G14</svg:desc>
                </draw:g>
              </table:table-cell>
              <table:table-cell office:value-type="string">
                <text:p>Pthreads</text:p>
                <draw:g>
                  <svg:desc>Sheet1.E14:Sheet1.E1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15:Sheet1.B23</svg:desc>
                </draw:g>
              </table:table-cell>
              <table:table-cell office:value-type="float" office:value="5.26583882003901">
                <text:p>5.26583882003901</text:p>
                <draw:g>
                  <svg:desc>Sheet1.H15:Sheet1.H23</svg:desc>
                </draw:g>
              </table:table-cell>
              <table:table-cell office:value-type="float" office:value="2.11676230010364">
                <text:p>2.11676230010364</text:p>
                <draw:g>
                  <svg:desc>Sheet1.D15:Sheet1.D23</svg:desc>
                </draw:g>
              </table:table-cell>
              <table:table-cell office:value-type="float" office:value="2.02324580626537">
                <text:p>2.02324580626537</text:p>
                <draw:g>
                  <svg:desc>Sheet1.F15:Sheet1.F23</svg:desc>
                </draw:g>
              </table:table-cell>
              <table:table-cell office:value-type="float" office:value="2.02185816000031">
                <text:p>2.02185816000031</text:p>
                <draw:g>
                  <svg:desc>Sheet1.G15:Sheet1.G23</svg:desc>
                </draw:g>
              </table:table-cell>
              <table:table-cell office:value-type="float" office:value="2.00036553694381">
                <text:p>2.00036553694381</text:p>
                <draw:g>
                  <svg:desc>Sheet1.E15:Sheet1.E2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02813702893141">
                <text:p>5.02813702893141</text:p>
              </table:table-cell>
              <table:table-cell office:value-type="float" office:value="2.01375804128199">
                <text:p>2.01375804128199</text:p>
              </table:table-cell>
              <table:table-cell office:value-type="float" office:value="1.90396185882181">
                <text:p>1.90396185882181</text:p>
              </table:table-cell>
              <table:table-cell office:value-type="float" office:value="1.9001742414271">
                <text:p>1.9001742414271</text:p>
              </table:table-cell>
              <table:table-cell office:value-type="float" office:value="1.88334461683326">
                <text:p>1.8833446168332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19967932243554">
                <text:p>5.19967932243554</text:p>
              </table:table-cell>
              <table:table-cell office:value-type="float" office:value="2.05667278145428">
                <text:p>2.05667278145428</text:p>
              </table:table-cell>
              <table:table-cell office:value-type="float" office:value="1.96761108839619">
                <text:p>1.96761108839619</text:p>
              </table:table-cell>
              <table:table-cell office:value-type="float" office:value="1.95952235753673">
                <text:p>1.95952235753673</text:p>
              </table:table-cell>
              <table:table-cell office:value-type="float" office:value="1.94258038009739">
                <text:p>1.9425803800973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.99483241294221">
                <text:p>4.99483241294221</text:p>
              </table:table-cell>
              <table:table-cell office:value-type="float" office:value="1.97346932492603">
                <text:p>1.97346932492603</text:p>
              </table:table-cell>
              <table:table-cell office:value-type="float" office:value="1.8862544552228">
                <text:p>1.8862544552228</text:p>
              </table:table-cell>
              <table:table-cell office:value-type="float" office:value="1.88785491866244">
                <text:p>1.88785491866244</text:p>
              </table:table-cell>
              <table:table-cell office:value-type="float" office:value="1.86825304751933">
                <text:p>1.8682530475193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.99352771309653">
                <text:p>4.99352771309653</text:p>
              </table:table-cell>
              <table:table-cell office:value-type="float" office:value="1.97099543619692">
                <text:p>1.97099543619692</text:p>
              </table:table-cell>
              <table:table-cell office:value-type="float" office:value="1.88486008892322">
                <text:p>1.88486008892322</text:p>
              </table:table-cell>
              <table:table-cell office:value-type="float" office:value="1.88659810437064">
                <text:p>1.88659810437064</text:p>
              </table:table-cell>
              <table:table-cell office:value-type="float" office:value="1.86388185114759">
                <text:p>1.8638818511475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.02530883896153">
                <text:p>5.02530883896153</text:p>
              </table:table-cell>
              <table:table-cell office:value-type="float" office:value="1.98383021809718">
                <text:p>1.98383021809718</text:p>
              </table:table-cell>
              <table:table-cell office:value-type="float" office:value="1.89472522059203">
                <text:p>1.89472522059203</text:p>
              </table:table-cell>
              <table:table-cell office:value-type="float" office:value="1.89868041767411">
                <text:p>1.89868041767411</text:p>
              </table:table-cell>
              <table:table-cell office:value-type="float" office:value="1.87477280238709">
                <text:p>1.8747728023870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.98747415342749">
                <text:p>4.98747415342749</text:p>
              </table:table-cell>
              <table:table-cell office:value-type="float" office:value="1.96863476540465">
                <text:p>1.96863476540465</text:p>
              </table:table-cell>
              <table:table-cell office:value-type="float" office:value="1.88341666022755">
                <text:p>1.88341666022755</text:p>
              </table:table-cell>
              <table:table-cell office:value-type="float" office:value="1.89039796152863">
                <text:p>1.89039796152863</text:p>
              </table:table-cell>
              <table:table-cell office:value-type="float" office:value="1.86390806244484">
                <text:p>1.8639080624448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.99456149551232">
                <text:p>4.99456149551232</text:p>
              </table:table-cell>
              <table:table-cell office:value-type="float" office:value="1.97022466862908">
                <text:p>1.97022466862908</text:p>
              </table:table-cell>
              <table:table-cell office:value-type="float" office:value="1.8858398082166">
                <text:p>1.8858398082166</text:p>
              </table:table-cell>
              <table:table-cell office:value-type="float" office:value="1.89129678729204">
                <text:p>1.89129678729204</text:p>
              </table:table-cell>
              <table:table-cell office:value-type="float" office:value="1.86227032163213">
                <text:p>1.8622703216321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.07788388594795">
                <text:p>5.07788388594795</text:p>
              </table:table-cell>
              <table:table-cell office:value-type="float" office:value="2.00915664274507">
                <text:p>2.00915664274507</text:p>
              </table:table-cell>
              <table:table-cell office:value-type="float" office:value="1.9048809687899">
                <text:p>1.9048809687899</text:p>
              </table:table-cell>
              <table:table-cell office:value-type="float" office:value="1.9197687658259">
                <text:p>1.9197687658259</text:p>
              </table:table-cell>
              <table:table-cell office:value-type="float" office:value="1.89556410980976">
                <text:p>1.895564109809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